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text-properties fo:color="#000000" style:font-name="Georgia" fo:font-size="18pt" style:font-name-asian="Times New Roman1" style:font-size-asian="18pt" style:font-name-complex="Times New Roman1" style:font-size-complex="18pt" style:font-weight-complex="bold"/>
    </style:style>
    <style:style style:name="P2" style:family="paragraph" style:parent-style-name="Standard" style:list-style-name="WWNum2"/>
    <style:style style:name="P3" style:family="paragraph" style:parent-style-name="Standard" style:list-style-name=""/>
    <style:style style:name="P4" style:family="paragraph" style:parent-style-name="Standard" style:list-style-name="WWNum3"/>
    <style:style style:name="P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Georgia" fo:font-size="12pt" style:font-name-asian="Times New Roman1" style:font-size-asian="12pt" style:font-name-complex="Courier New2" style:font-size-complex="12pt"/>
    </style:style>
    <style:style style:name="P7" style:family="paragraph" style:parent-style-name="Standard" style:list-style-name="">
      <style:paragraph-properties fo:margin-top="0.25in" fo:margin-bottom="0.1563in" style:contextual-spacing="false" style:line-height-at-least="0.25in" fo:background-color="#ffffff" fo:padding-left="0in" fo:padding-right="0in" fo:padding-top="0in" fo:padding-bottom="0.0138in" fo:border-left="none" fo:border-right="none" fo:border-top="none" fo:border-bottom="0.74pt solid #00000a" style:vertical-align="baseline">
        <style:background-image/>
      </style:paragraph-properties>
    </style:style>
    <style:style style:name="P8" style:family="paragraph" style:parent-style-name="Standard" style:list-style-name="">
      <style:paragraph-properties fo:margin-top="0.25in" fo:margin-bottom="0.1563in" style:contextual-spacing="false" style:line-height-at-least="0.25in" fo:background-color="#ffffff" fo:padding-left="0in" fo:padding-right="0in" fo:padding-top="0in" fo:padding-bottom="0.0138in" fo:border-left="none" fo:border-right="none" fo:border-top="none" fo:border-bottom="0.74pt solid #00000a" style:vertical-align="baseline">
        <style:background-image/>
      </style:paragraph-properties>
      <style:text-properties fo:color="#000000" style:font-name="Georgia" fo:font-size="18pt" style:font-name-asian="Times New Roman1" style:font-size-asian="18pt" style:font-name-complex="Times New Roman1" style:font-size-complex="18pt"/>
    </style:style>
    <style:style style:name="P9" style:family="paragraph" style:parent-style-name="Standard" style:list-style-name="">
      <style:paragraph-properties fo:margin-top="0.1945in" fo:margin-bottom="0.1945in" style:contextual-spacing="false"/>
    </style:style>
    <style:style style:name="P10" style:family="paragraph" style:parent-style-name="Standard" style:list-style-name="WWNum1">
      <style:paragraph-properties fo:margin-top="0.1945in" fo:margin-bottom="0.1945in" style:contextual-spacing="false"/>
    </style:style>
    <style:style style:name="P11" style:family="paragraph" style:parent-style-name="Standard" style:list-style-name="WWNum2">
      <style:paragraph-properties fo:margin-top="0.1945in" fo:margin-bottom="0.1945in" style:contextual-spacing="false"/>
    </style:style>
    <style:style style:name="P12" style:family="paragraph" style:parent-style-name="Standard">
      <style:paragraph-properties fo:margin-top="0.1945in" fo:margin-bottom="0.1945in" style:contextual-spacing="false"/>
    </style:style>
    <style:style style:name="P13" style:family="paragraph" style:parent-style-name="Standard" style:list-style-name="WWNum4">
      <style:paragraph-properties fo:margin-top="0.1945in" fo:margin-bottom="0.1945in" style:contextual-spacing="false"/>
    </style:style>
    <style:style style:name="P14" style:family="paragraph" style:parent-style-name="Standard" style:list-style-name="WWNum5">
      <style:paragraph-properties fo:margin-top="0.1945in" fo:margin-bottom="0.1945in" style:contextual-spacing="false"/>
    </style:style>
    <style:style style:name="P15" style:family="paragraph" style:parent-style-name="Standard" style:list-style-name="WWNum6">
      <style:paragraph-properties fo:margin-top="0.1945in" fo:margin-bottom="0.1945in" style:contextual-spacing="false"/>
    </style:style>
    <style:style style:name="P16" style:family="paragraph" style:parent-style-name="Standard" style:list-style-name="WWNum7">
      <style:paragraph-properties fo:margin-top="0.1945in" fo:margin-bottom="0.1945in" style:contextual-spacing="false"/>
    </style:style>
    <style:style style:name="P17" style:family="paragraph" style:parent-style-name="Standard" style:list-style-name="WWNum8">
      <style:paragraph-properties fo:margin-top="0.1945in" fo:margin-bottom="0.1945in" style:contextual-spacing="false"/>
    </style:style>
    <style:style style:name="P18" style:family="paragraph" style:parent-style-name="Standard">
      <style:paragraph-properties fo:margin-top="0.1945in" fo:margin-bottom="0.1945in" style:contextual-spacing="false"/>
      <style:text-properties style:font-name="Georgia" fo:font-size="12pt" style:font-name-asian="Times New Roman1" style:font-size-asian="12pt" style:font-name-complex="Times New Roman1" style:font-size-complex="12pt"/>
    </style:style>
    <style:style style:name="P19" style:family="paragraph" style:parent-style-name="Standard" style:list-style-name="">
      <style:paragraph-properties style:line-height-at-least="0.25in" fo:background-color="#ffffff" fo:padding-left="0in" fo:padding-right="0in" fo:padding-top="0in" fo:padding-bottom="0.0138in" fo:border-left="none" fo:border-right="none" fo:border-top="none" fo:border-bottom="0.74pt solid #00000a" style:vertical-align="baseline">
        <style:background-image/>
      </style:paragraph-properties>
      <style:text-properties fo:color="#000000" style:font-name="Georgia" fo:font-size="18pt" style:font-name-asian="Times New Roman1" style:font-size-asian="18pt" style:font-name-complex="Times New Roman1" style:font-size-complex="18pt"/>
    </style:style>
    <style:style style:name="P20" style:family="paragraph" style:parent-style-name="Standard" style:list-style-name="">
      <style:paragraph-properties fo:background-color="#ffffff" fo:padding-left="0in" fo:padding-right="0in" fo:padding-top="0in" fo:padding-bottom="0.0138in" fo:border-left="none" fo:border-right="none" fo:border-top="none" fo:border-bottom="0.74pt solid #00000a" style:vertical-align="baseline">
        <style:background-image/>
      </style:paragraph-properties>
      <style:text-properties fo:color="#000000" style:font-name="Georgia" fo:font-size="18pt" style:font-name-asian="Times New Roman1" style:font-size-asian="18pt" style:font-name-complex="Times New Roman1" style:font-size-complex="18pt"/>
    </style:style>
    <style:style style:name="P21" style:family="paragraph" style:parent-style-name="Standard" style:list-style-name="WWNum1">
      <style:paragraph-properties fo:margin-top="0.1945in" fo:margin-bottom="0.1874in" style:contextual-spacing="false"/>
    </style:style>
    <style:style style:name="P22" style:family="paragraph" style:parent-style-name="Standard" style:list-style-name="WWNum8">
      <style:paragraph-properties fo:margin-top="0.1945in" fo:margin-bottom="0.1665in" style:contextual-spacing="false"/>
    </style:style>
    <style:style style:name="P23" style:family="paragraph" style:parent-style-name="Standard" style:master-page-name="Standard">
      <style:paragraph-properties style:page-number="auto"/>
    </style:style>
    <style:style style:name="P24" style:family="paragraph" style:parent-style-name="Heading_20_2">
      <style:paragraph-properties fo:margin-top="0.1945in" fo:margin-bottom="0.1945in" style:contextual-spacing="false" style:line-height-at-least="0.25in" fo:background-color="#ffffff" style:vertical-align="baseline">
        <style:background-image/>
      </style:paragraph-properties>
    </style:style>
    <style:style style:name="P25" style:family="paragraph" style:parent-style-name="HTML_20_Preformatted">
      <style:paragraph-properties fo:margin-top="0in" fo:margin-bottom="0.1563in" style:contextual-spacing="false" style:line-height-at-least="0.25in" fo:background-color="#ffffff" fo:padding-left="0.2083in" fo:padding-right="0.2083in" fo:padding-top="0.111in" fo:padding-bottom="0.111in" fo:border="1.5pt solid #e1e1e1" style:vertical-align="baseline">
        <style:background-image/>
      </style:paragraph-properties>
    </style:style>
    <style:style style:name="P26" style:family="paragraph" style:parent-style-name="Normal_20__28_Web_29_">
      <style:paragraph-properties fo:margin-top="0.1945in" fo:margin-bottom="0.1945in" style:contextual-spacing="false" style:line-height-at-least="0.25in" fo:background-color="#ffffff" style:vertical-align="baseline">
        <style:background-image/>
      </style:paragraph-properties>
    </style:style>
    <style:style style:name="P27" style:family="paragraph" style:parent-style-name="List_20_Paragraph" style:list-style-name="WWNum10"/>
    <style:style style:name="T1" style:family="text">
      <style:text-properties fo:color="#000000" style:font-name="Georgia" fo:font-size="24pt" style:font-name-asian="Times New Roman1" style:font-size-asian="24pt" style:font-name-complex="Times New Roman1" style:font-size-complex="24pt"/>
    </style:style>
    <style:style style:name="T2" style:family="text">
      <style:text-properties fo:color="#000000" style:font-name="Georgia" fo:font-size="18pt" style:font-name-asian="Times New Roman1" style:font-size-asian="18pt" style:font-name-complex="Times New Roman1" style:font-size-complex="18pt"/>
    </style:style>
    <style:style style:name="T3" style:family="text">
      <style:text-properties fo:color="#000000" style:font-name="Georgia" fo:font-size="18pt" style:font-name-asian="Times New Roman1" style:font-size-asian="18pt" style:font-name-complex="Times New Roman1" style:font-size-complex="18pt" style:font-weight-complex="bold"/>
    </style:style>
    <style:style style:name="T4" style:family="text">
      <style:text-properties fo:color="#000000" style:font-name="Georgia" fo:font-size="18pt" fo:font-weight="bold" style:font-name-asian="Times New Roman1" style:font-size-asian="18pt" style:font-weight-asian="bold" style:font-name-complex="Times New Roman1" style:font-size-complex="18pt" style:font-weight-complex="bold"/>
    </style:style>
    <style:style style:name="T5" style:family="text">
      <style:text-properties fo:color="#000000" style:font-name="Georgia" fo:font-size="12pt" style:font-name-asian="Times New Roman1" style:font-size-asian="12pt" style:font-name-complex="Times New Roman1" style:font-size-complex="12pt"/>
    </style:style>
    <style:style style:name="T6" style:family="text">
      <style:text-properties fo:color="#000000" style:font-name="Georgia" fo:font-size="12pt" officeooo:rsid="001fdc4e" style:font-name-asian="Times New Roman1" style:font-size-asian="12pt" style:font-name-complex="Times New Roman1" style:font-size-complex="12pt"/>
    </style:style>
    <style:style style:name="T7" style:family="text">
      <style:text-properties fo:color="#000000" style:font-name="Georgia" fo:font-size="16pt" fo:font-weight="normal" style:font-size-asian="16pt" style:font-weight-asian="normal" style:font-size-complex="16pt"/>
    </style:style>
    <style:style style:name="T8" style:family="text">
      <style:text-properties style:font-name="Georgia"/>
    </style:style>
    <style:style style:name="T9" style:family="text">
      <style:text-properties style:font-name="Georgia" fo:font-size="12pt" style:font-name-asian="Times New Roman1" style:font-size-asian="12pt" style:font-name-complex="Times New Roman1" style:font-size-complex="12pt"/>
    </style:style>
    <style:style style:name="T10" style:family="text">
      <style:text-properties style:font-name="Georgia" fo:font-size="12pt" officeooo:rsid="002125c2" style:font-name-asian="Times New Roman1" style:font-size-asian="12pt" style:font-name-complex="Times New Roman1" style:font-size-complex="12pt"/>
    </style:style>
    <style:style style:name="T11" style:family="text">
      <style:text-properties style:font-name="Georgia" fo:font-size="12pt" style:font-name-asian="Times New Roman1" style:font-size-asian="12pt" style:font-name-complex="Courier New2" style:font-size-complex="12pt"/>
    </style:style>
    <style:style style:name="T12" style:family="text">
      <style:text-properties style:font-name="Georgia"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T13" style:family="text">
      <style:text-properties style:font-name="Georgia" fo:font-size="12pt" fo:font-weight="bold" style:font-name-asian="Times New Roman1" style:font-size-asian="12pt" style:font-weight-asian="bold" style:font-name-complex="Courier New2" style:font-size-complex="12pt" style:font-weight-complex="bold"/>
    </style:style>
    <style:style style:name="T14" style:family="text">
      <style:text-properties style:font-name="Georgia" fo:font-size="12pt" fo:font-weight="bold" style:font-name-asian="Times New Roman1" style:font-size-asian="12pt" style:font-weight-asian="bold" style:font-name-complex="Times New Roman1" style:font-size-complex="12pt" style:font-weight-complex="bold"/>
    </style:style>
    <style:style style:name="T15" style:family="text">
      <style:text-properties style:font-name="Georgia" fo:font-style="italic" style:font-style-asian="italic" style:font-style-complex="italic"/>
    </style:style>
    <style:style style:name="T16" style:family="text">
      <style:text-properties fo:color="#0000ff" style:font-name="Georgia" fo:font-size="12pt" style:text-underline-style="solid" style:text-underline-width="auto" style:text-underline-color="font-color" style:font-name-asian="Times New Roman1" style:font-size-asian="12pt" style:font-name-complex="Times New Roman1" style:font-size-complex="12pt"/>
    </style:style>
    <style:style style:name="T17" style:family="text">
      <style:text-properties style:text-position="super 58%" style:font-name="Georgia" fo:font-size="12pt" fo:font-weight="bold" style:font-name-asian="Times New Roman1" style:font-size-asian="12pt" style:font-weight-asian="bold" style:font-name-complex="Courier New2" style:font-size-complex="12pt" style:font-weight-complex="bold"/>
    </style:style>
    <style:style style:name="T18" style:family="text">
      <style:text-properties style:text-position="sub 58%" style:font-name="Georgia" fo:font-size="12pt" fo:font-weight="bold" style:font-name-asian="Times New Roman1" style:font-size-asian="12pt" style:font-weight-asian="bold" style:font-name-complex="Courier New2" style:font-size-complex="12pt" style:font-weight-complex="bold"/>
    </style:style>
    <style:style style:name="T19" style:family="text">
      <style:text-properties fo:color="#00000a" style:font-name="Georgia" style:font-name-asian="Droid Sans Fallback"/>
    </style:style>
    <style:style style:name="T20" style:family="text">
      <style:text-properties fo:color="#444444" style:font-name="Georgia" fo:font-size="12pt" style:font-size-asian="12pt" style:font-size-complex="12pt"/>
    </style:style>
    <style:style style:name="T21" style:family="text">
      <style:text-properties fo:color="#444444" style:font-name="Georgia"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Project 4 - Comparing Hashing Techniques</text:span></text:p>
      <text:h text:style-name="P7" text:outline-level="2"><text:span text:style-name="T2">Due: Please check due date on BlackBoard </text:span></text:h>
      <text:h text:style-name="P9" text:outline-level="3"><text:span text:style-name="T3">Objectives</text:span></text:h>
      <text:p text:style-name="Standard"><text:span text:style-name="T5">The purpose of this project is to give you significant exposure to Hash Tables. You will be conducting experiments with probing hash tables using linear, quadratic and double hashing. You will be asked to analyze the data you collect and compare the data with the expected theoretical results.</text:span></text:p>
      <text:h text:style-name="P19" text:outline-level="2"/>
      <text:h text:style-name="P9" text:outline-level="3"><text:span text:style-name="T3">Introduction</text:span></text:h>
      <text:p text:style-name="Standard"><text:span text:style-name="T5">In this project, you will be inserting randomly generated integers into three hash tables. For one hash table, you will use linear probing for collision resolution. For another you will use quadratic probing. For the third hash table, you will use double hashing. You will be collecting data about clustering and probing in hash tables.<text:line-break/><text:line-break/>Your program will attempt to insert N unique random integers into the hash tables, reporting the collected data on a specified interval (after every INTERVAL insertion attempts). For example, with N = 1000 and INTERVAL = 200, you will attempt to insert 1000 integers, and report data after attempting to insert 200, 400, 600, 800 and 1000 integers. See the </text:span><text:span text:style-name="T9">sample output </text:span><text:span text:style-name="T5">for recommended organization of the data. You may assume that N is a multiple of INTERVAL. <text:line-break/><text:line-break/>Throughout this project description, "N" will refer to the number of attempted insertions into the hash table; "K" will refer to the key being inserted; "I" will refer to the probe number; and "M" will refer to the hash table size. These definitions are the same as those used in class. <text:line-break/><text:line-break/>Your program will accept the following command line arguments (in this order)</text:span></text:p>
      <text:list xml:id="list7368341852091995711" text:style-name="WWNum1">
        <text:list-item>
          <text:p text:style-name="P10"><text:span text:style-name="T5">the name of a file which contains unique random integers separated by whitespace.</text:span></text:p>
        </text:list-item>
        <text:list-item>
          <text:p text:style-name="P10"><text:span text:style-name="T5">N -- the total number of random integers to attempt to insert (e.g. 1000)</text:span></text:p>
        </text:list-item>
        <text:list-item>
          <text:p text:style-name="P10"><text:span text:style-name="T5">INTERVAL -- the interval (number of attempted insertions) for reporting data (e.g. 200)</text:span></text:p>
        </text:list-item>
        <text:list-item>
          <text:p text:style-name="P10"><text:span text:style-name="T5">M - the size of the hash table</text:span></text:p>
        </text:list-item>
        <text:list-item>
          <text:p text:style-name="P21"><text:span text:style-name="T5">R - the largest prime less than M</text:span></text:p>
        </text:list-item>
      </text:list>
      <text:p text:style-name="Standard"><text:span text:style-name="T5">After attempting to insert INTERVAL integers, your program will output the following to the file re</text:span><text:span text:style-name="T6">s</text:span><text:span text:style-name="T5">ults.txt, the following data:<text:line-break/></text:span></text:p>
      <text:list xml:id="list2557279343607014920" text:style-name="WWNum2">
        <text:list-item>
          <text:p text:style-name="P2"><text:span text:style-name="T5">the total number of attempted insertions (successful and unsuccessful) so far</text:span></text:p>
        </text:list-item>
        <text:list-item>
          <text:p text:style-name="P11"><text:span text:style-name="T5">the value of lambda<text:tab/></text:span></text:p>
        </text:list-item>
        <text:list-item>
          <text:p text:style-name="P11"><text:span text:style-name="T5">the total number of probes so far (for both successful and unsuccessful insertions)</text:span></text:p>
        </text:list-item>
        <text:list-item>
          <text:p text:style-name="P11"><text:soft-page-break/><text:span text:style-name="T5">the average number of probes needed to insert (successfully or unsuccessfully) an integer into each hash table</text:span></text:p>
        </text:list-item>
        <text:list-item>
          <text:p text:style-name="P11"><text:span text:style-name="T5">the maximum number of probes needed to insert (successfully or unsuccessfully) an integer into each hash table</text:span></text:p>
        </text:list-item>
        <text:list-item>
          <text:p text:style-name="P11"><text:span text:style-name="T5">the number of successful insertions</text:span></text:p>
        </text:list-item>
        <text:list-item>
          <text:p text:style-name="P11"><text:span text:style-name="T5">the number of unsuccessful insertion attempts</text:span></text:p>
        </text:list-item>
        <text:list-item>
          <text:p text:style-name="P11"><text:span text:style-name="T5">the number of clusters in the hash table. where a cluster is defined as one or more consecutive occupied slots in the hash table. When counting clusters, do not "wrap around" from the end of the table back to the front.</text:span></text:p>
        </text:list-item>
        <text:list-item>
          <text:p text:style-name="P11"><text:span text:style-name="T5">the maximum cluster size in each hash table</text:span></text:p>
        </text:list-item>
        <text:list-item>
          <text:p text:style-name="P2"><text:span text:style-name="T5">the average cluster size in each hash table</text:span></text:p>
        </text:list-item>
      </text:list>
      <text:h text:style-name="P20" text:outline-level="2"/>
      <text:h text:style-name="P1" text:outline-level="3"/>
      <text:h text:style-name="P3" text:outline-level="3"><text:span text:style-name="T3">Requirements, Notes, and Hints</text:span></text:h>
      <text:list xml:id="list3846858310256590649" text:style-name="WWNum10">
        <text:list-item>
          <text:p text:style-name="P27"><text:span text:style-name="T9">Code for the author's hash table class can be found at </text:span><text:a xlink:type="simple" xlink:href="http://users.cis.fiu.edu/~weiss/dsaa_c++3/code/"><text:span text:style-name="T16">Mark Weiss's web site</text:span></text:a><text:span text:style-name="T9"> or the given code (zipped). That code might require some minor edits to run on your computer or GL.</text:span></text:p>
        </text:list-item>
        <text:list-item>
          <text:p text:style-name="P27"><text:span text:style-name="T9">The author has provided code for chaining and quadratic probing. You will need to add code for linear probing. You may not need to use Weiss's separate chaining code, but we include it as another example.</text:span></text:p>
        </text:list-item>
        <text:list-item>
          <text:p text:style-name="P27"><text:span text:style-name="T9">The author's code may be set to automatically rehash the hash table when the table is 50% full. This code must be </text:span><text:span text:style-name="T12">disabled</text:span><text:span text:style-name="T9"> so that we can study the effects that filling the hash table.</text:span></text:p>
        </text:list-item>
        <text:list-item>
          <text:p text:style-name="P27"><text:span text:style-name="T9">The author's code also initializes the hash table to a size equal to the next prime after the integer passed to the constructor as M. You'll need to </text:span><text:span text:style-name="T12">disable</text:span><text:span text:style-name="T9"> this code as well, so that it m</text:span><text:span text:style-name="T10">z<text:tab/></text:span><text:span text:style-name="T9">akes a table of size M, where M is passed as a parameter. FYI, the value of M we use will be a prime.</text:span></text:p>
        </text:list-item>
        <text:list-item>
          <text:p text:style-name="P27"><text:span text:style-name="T9">An insertion is "unsuccessful" if </text:span><text:span text:style-name="T11">h(k, i) == h(k, j)</text:span><text:span text:style-name="T9"> for some j not equal to i. You should check this condition after each probe so that we all count unsuccessful insertions in the same way.</text:span></text:p>
        </text:list-item>
        <text:list-item>
          <text:p text:style-name="P27"><text:span text:style-name="T9">Your code must handle any exceptions thrown by the author's code or by your own classes.</text:span></text:p>
        </text:list-item>
        <text:list-item>
          <text:p text:style-name="P27"><text:span text:style-name="T9">You'll need to create a driver file that reads command line arguments, and initiates the simulations.</text:span></text:p>
        </text:list-item>
        <text:list-item>
          <text:p text:style-name="P27"><text:span text:style-name="T9">All "average" values should be printed with 2 decimal places of precision.</text:span></text:p>
        </text:list-item>
        <text:list-item>
          <text:p text:style-name="P27"><text:span text:style-name="T9">Probing Functions</text:span></text:p>
        </text:list-item>
      </text:list>
      <text:list xml:id="list2650891294376391285" text:style-name="WWNum3">
        <text:list-item>
          <text:p text:style-name="P4"><text:span text:style-name="T9">For all probing, use the function <text:line-break/></text:span><text:span text:style-name="T13">h( K ) = K mod M</text:span></text:p>
        </text:list-item>
        <text:list-item>
          <text:p text:style-name="P4"><text:span text:style-name="T9">For linear probing, use the function <text:line-break/></text:span><text:span text:style-name="T13">h( K, I ) = ( h( K ) + I ) mod M</text:span></text:p>
        </text:list-item>
        <text:list-item>
          <text:p text:style-name="P4"><text:span text:style-name="T9">For quadratic probing, use the function <text:line-break/></text:span><text:span text:style-name="T13">h( K, I ) = ( h( K ) + I</text:span><text:span text:style-name="T17">2</text:span><text:span text:style-name="T13">) mod M</text:span></text:p>
        </text:list-item>
        <text:list-item>
          <text:p text:style-name="P4"><text:span text:style-name="T9">For double hashing, use the function <text:line-break/></text:span><text:span text:style-name="T13">h ( K, I ) = ( h( K ) + I * h</text:span><text:span text:style-name="T18">2</text:span><text:span text:style-name="T13">( K ) ) mod M</text:span><text:span text:style-name="T9"> <text:line-break/>where </text:span><text:span text:style-name="T13">h</text:span><text:span text:style-name="T18">2</text:span><text:span text:style-name="T13"> ( K ) = R - ( K mod R )</text:span><text:span text:style-name="T9"> <text:line-break/>and where R is the largest prime that is smaller than the table size. </text:span></text:p>
        </text:list-item>
      </text:list>
      <text:h text:style-name="P8" text:outline-level="2"><text:soft-page-break/></text:h>
      <text:h text:style-name="P9" text:outline-level="3"><text:bookmark-start text:name="SampleOutput"/><text:span text:style-name="T3">Sample Output</text:span><text:bookmark-end text:name="SampleOutput"/></text:h>
      <text:p text:style-name="P12"><text:span text:style-name="T9">We have prepared some sample output for this project. Remember, you will not be printing to the screen, but to results.txt. The relevant files include:</text:span></text:p>
      <text:list xml:id="list4093624953453596051" text:style-name="WWNum4">
        <text:list-item>
          <text:p text:style-name="P13"><text:span text:style-name="T9">proj4sampleoutput.txt is what the output from your program might look like</text:span></text:p>
        </text:list-item>
        <text:list-item>
          <text:p text:style-name="P13"><text:span text:style-name="T9">proj4sampletables.txt is a print of the actual hash tables for your debugging purposes</text:span></text:p>
        </text:list-item>
      </text:list>
      <text:p text:style-name="Standard"><text:span text:style-name="T9"><text:line-break/>If your output differs significantly from this and you are certain that you are right, please see your instructor or a TA in order to discuss any discrepancies.</text:span></text:p>
      <text:p text:style-name="P12"><text:span text:style-name="T9">The following sample output is for formatting and organizational purposes only. No real data is provided. In this example, N = 1000 (the total number of insertions to attempt) and INTERVAL = 100 (the reporting frequency). Your output will consist of three tables like the one shown below. </text:span><text:span text:style-name="T14">There will be separate tables for linear probing, quadratic probing and double hashing.</text:span></text:p>
      <text:p text:style-name="P12"><text:span text:style-name="T9">In the tables, the columns are defined as follows <text:line-break/><text:line-break/>General:</text:span></text:p>
      <text:list xml:id="list8395917119977697862" text:style-name="WWNum5">
        <text:list-item>
          <text:p text:style-name="P14"><text:span text:style-name="T9">"N" -- the total number of attempted insertions.</text:span></text:p>
        </text:list-item>
        <text:list-item>
          <text:p text:style-name="P14"><text:span text:style-name="T9">"lambda" -- the load factor -- the number of successful insertions / table size</text:span></text:p>
        </text:list-item>
      </text:list>
      <text:p text:style-name="Standard"><text:span text:style-name="T9"><text:line-break/>For the "Inserts" columns:</text:span></text:p>
      <text:list xml:id="list5752509026427227429" text:style-name="WWNum6">
        <text:list-item>
          <text:p text:style-name="P15"><text:span text:style-name="T9">"success" -- the running total of the number of successful insertions</text:span></text:p>
        </text:list-item>
        <text:list-item>
          <text:p text:style-name="P15"><text:span text:style-name="T9">"failed" -- the running total of the number of insertions that failed because no slot could be found. <text:line-break/>Note that success + failed = N</text:span></text:p>
        </text:list-item>
      </text:list>
      <text:p text:style-name="Standard"><text:span text:style-name="T9"><text:line-break/>For the "Probes" columns:</text:span></text:p>
      <text:list xml:id="list4128818847741228272" text:style-name="WWNum7">
        <text:list-item>
          <text:p text:style-name="P16"><text:span text:style-name="T9">"total" -- the running total number of probes for all insertions (successful and unsuccessful)</text:span></text:p>
        </text:list-item>
        <text:list-item>
          <text:p text:style-name="P16"><text:span text:style-name="T9">"avg" -- the average number of probes for each insertion (successful and unsuccessful)</text:span></text:p>
        </text:list-item>
        <text:list-item>
          <text:p text:style-name="P16"><text:span text:style-name="T9">"max" -- the maximum number of probes necessary for a single insertion (successful or unsuccessful)</text:span></text:p>
        </text:list-item>
      </text:list>
      <text:p text:style-name="Standard"><text:span text:style-name="T9"><text:line-break/>For the "Cluster" columns:</text:span></text:p>
      <text:list xml:id="list2746949061803724203" text:style-name="WWNum8">
        <text:list-item>
          <text:p text:style-name="P17"><text:soft-page-break/><text:span text:style-name="T9">"number" -- the number of clusters in the table</text:span></text:p>
        </text:list-item>
        <text:list-item>
          <text:p text:style-name="P17"><text:span text:style-name="T9">"avg" -- the average size of each cluster</text:span></text:p>
        </text:list-item>
        <text:list-item>
          <text:p text:style-name="P22"><text:span text:style-name="T9">"max" -- the maximum cluster size in the table<text:line-break/></text:span></text:p>
        </text:list-item>
      </text:list>
      <text:p text:style-name="P5"><text:span text:style-name="T11"><text:tab/><text:tab/><text:tab/>Linear Probing Analysis (Table size = xxxxxx) <text:s text:c="16"/></text:span></text:p>
      <text:p text:style-name="P5"><text:span text:style-name="T11"><text:s text:c="18"/>--- Inserts --- <text:s text:c="2"/>------- Probes ------- <text:s text:c="3"/>----- Clusters ----- </text:span></text:p>
      <text:p text:style-name="P5"><text:span text:style-name="T11"><text:s text:c="5"/>N <text:s text:c="2"/>lambda <text:s/>success <text:s/>failed <text:s text:c="4"/>total <text:s text:c="3"/>avg <text:s text:c="3"/>max <text:s text:c="4"/>number <text:s text:c="2"/>avg <text:s text:c="4"/>max <text:s/></text:span></text:p>
      <text:p text:style-name="P5"><text:span text:style-name="T11"><text:s text:c="3"/>200 <text:s text:c="4"/>0.xx <text:s text:c="3"/>xxxxx <text:s/>xxxxxx <text:s text:c="2"/>xxxxxxx <text:s/>xxx.xx <text:s/>xxxxx <text:s text:c="3"/>xxxxxx <text:s/>xxx.xx <text:s/>xxxxx</text:span></text:p>
      <text:p text:style-name="P5"><text:span text:style-name="T11"><text:s text:c="3"/>400 <text:s text:c="4"/>0.xx <text:s text:c="3"/>xxxxx <text:s/>xxxxxx <text:s text:c="2"/>xxxxxxx <text:s/>xxx.xx <text:s/>xxxxx <text:s text:c="3"/>xxxxxx <text:s/>xxx.xx <text:s/>xxxxx </text:span></text:p>
      <text:p text:style-name="P5"><text:span text:style-name="T11"><text:s text:c="3"/>600 <text:s text:c="4"/>0.xx <text:s text:c="3"/>xxxxx <text:s/>xxxxxx <text:s text:c="2"/>xxxxxxx <text:s/>xxx.xx <text:s/>xxxxx <text:s text:c="3"/>xxxxxx <text:s/>xxx.xx <text:s/>xxxxx <text:s text:c="2"/></text:span></text:p>
      <text:p text:style-name="P5"><text:span text:style-name="T11"><text:s text:c="3"/>800 <text:s text:c="4"/>0.xx <text:s text:c="3"/>xxxxx <text:s/>xxxxxx <text:s text:c="2"/>xxxxxxx <text:s/>xxx.xx <text:s/>xxxxx <text:s text:c="3"/>xxxxxx <text:s/>xxx.xx <text:s/>xxxxx </text:span></text:p>
      <text:p text:style-name="P5"><text:span text:style-name="T11"><text:s text:c="2"/>1000 <text:s text:c="4"/>0.xx <text:s text:c="3"/>xxxxx <text:s/>xxxxxx <text:s text:c="2"/>xxxxxxx <text:s/>xxx.xx <text:s/>xxxxx <text:s text:c="3"/>xxxxxx <text:s/>xxx.xx <text:s/>xxxxx</text:span></text:p>
      <text:p text:style-name="P6"/>
      <text:p text:style-name="P18"/>
      <text:h text:style-name="P8" text:outline-level="2"/>
      <text:h text:style-name="P24" text:outline-level="2"><text:span text:style-name="T7">What to Submit</text:span></text:h>
      <text:p text:style-name="P26"><text:span text:style-name="T8">Read the</text:span><text:span text:style-name="apple-converted-space"><text:span text:style-name="T8"> </text:span></text:span><text:a xlink:type="simple" xlink:href="http://www.csee.umbc.edu/courses/undergraduate/341/fall13/projects/submission.shtml"><text:span text:style-name="Internet_20_link"><text:span text:style-name="T19">course project submission procedures</text:span></text:span></text:a><text:span text:style-name="T8">.</text:span><text:span text:style-name="apple-converted-space"><text:span text:style-name="T8"> </text:span></text:span><text:span text:style-name="T15">Submission closes by script immediately after midnight.</text:span><text:span text:style-name="apple-converted-space"><text:span text:style-name="T8"> </text:span></text:span><text:span text:style-name="T8">Submit well before the 11:59pm deadline, because 12:00:01 might already be late (the script takes only a few seconds to run).</text:span></text:p>
      <text:p text:style-name="P26"><text:span text:style-name="T8">You should copy over all of your C++ source code and have your .cpp files in their own directories which are in turn under the</text:span><text:span text:style-name="apple-converted-space"><text:span text:style-name="T8"> </text:span></text:span><text:span text:style-name="HTML_20_Typewriter"><text:span text:style-name="T8">src</text:span></text:span><text:span text:style-name="apple-converted-space"><text:span text:style-name="T8"> </text:span></text:span><text:span text:style-name="T8">directory. You must also supply an MAKE build file.</text:span></text:p>
      <text:p text:style-name="P26"><text:span text:style-name="T8">Make sure that your code is in the</text:span><text:span text:style-name="apple-converted-space"><text:span text:style-name="T8"> </text:span></text:span><text:span text:style-name="HTML_20_Typewriter"><text:span text:style-name="T8">~/cs341proj/proj4/src</text:span></text:span><text:span text:style-name="apple-converted-space"><text:span text:style-name="T8"> </text:span></text:span><text:span text:style-name="T8">directory and not in any other subdirectory of</text:span><text:span text:style-name="apple-converted-space"><text:span text:style-name="T8"> </text:span></text:span><text:span text:style-name="HTML_20_Typewriter"><text:span text:style-name="T8">~/cs341proj/proj4/</text:span></text:span><text:span text:style-name="T8">. In particular, the following Unix commands should work. </text:span></text:p>
      <text:p text:style-name="P25"><text:span text:style-name="T20">cd ~/cs341proj/proj4/src</text:span></text:p>
      <text:p text:style-name="P25"><text:span text:style-name="T20">make</text:span><text:bookmark text:name="_GoBack"/></text:p>
      <text:p text:style-name="P25"><text:span text:style-name="T20">make run </text:span><text:span text:style-name="T21">FILE</text:span><text:span text:style-name="T20">=data.txt </text:span><text:span text:style-name="T21">N</text:span><text:span text:style-name="T20">=10 </text:span><text:span text:style-name="T21">INTERVAL</text:span><text:span text:style-name="T20">=1 </text:span><text:span text:style-name="T21">M</text:span><text:span text:style-name="T20">=9 </text:span><text:span text:style-name="T21">R</text:span><text:span text:style-name="T20">=7</text:span></text:p>
      <text:p text:style-name="P25"><text:span text:style-name="T20">make clean</text:span></text:p>
      <text:p text:style-name="P12"><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Georgia1"/>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a">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teuser229</meta:initial-creator>
    <meta:editing-cycles>10</meta:editing-cycles>
    <meta:creation-date>2014-11-03T05:13:00</meta:creation-date>
    <dc:date>2014-11-17T11:19:29.453559822</dc:date>
    <meta:editing-duration>PT1M9S</meta:editing-duration>
    <meta:generator>LibreOffice/4.2.6.3$Linux_X86_64 LibreOffice_project/420m0$Build-3</meta:generator>
    <meta:document-statistic meta:table-count="0" meta:image-count="0" meta:object-count="0" meta:page-count="4" meta:paragraph-count="73" meta:word-count="1334" meta:character-count="7658" meta:non-whitespace-character-count="6232"/>
    <meta:user-defined meta:name="AppVersion">14.0000</meta:user-defined>
    <meta:user-defined meta:name="Company">Unkn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